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1b5691"/>
    </style:style>
    <style:style style:name="T1" style:family="text">
      <style:text-properties officeooo:rsid="001b5691"/>
    </style:style>
    <style:style style:name="T2" style:family="text">
      <style:text-properties officeooo:rsid="001caaa3"/>
    </style:style>
    <style:style style:name="T3" style:family="text">
      <style:text-properties officeooo:rsid="001de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Finish implementing Ball reflection version of sampling algorithm.</text:p>
      <text:p text:style-name="P1">- Write up details of how the algorithm works. </text:p>
      <text:p text:style-name="P1"/>
      <text:p text:style-name="P1">- Compare Ball to Facet reflections. </text:p>
      <text:p text:style-name="P1"><text:s text:c="2"/>How does convergence change as we increase dimension? Number of facets? </text:p>
      <text:p text:style-name="P1"><text:span text:style-name="T2"><text:s text:c="4"/>Analyze using each of these m</text:span>easures of convergence:</text:p>
      <text:p text:style-name="P1"><text:span text:style-name="T3"><text:s text:c="8"/>1.</text:span> distance between average and centroid as we perform more iterations</text:p>
      <text:p text:style-name="P1"><text:span text:style-name="T2"><text:s text:c="8"/>2.</text:span> convergence of marginal distribution</text:p>
      <text:p text:style-name="P1">- Is it sufficient to observe the distribution each time we double the number of iterations or is something finer needed? </text:p>
      <text:p text:style-name="P1"><text:tab/><text:tab/>- convergence of average signed distance of points to an arbitrary hyperplane containing the centroid</text:p>
      <text:p text:style-name="P1"><text:tab/><text:tab/><text:tab/>Can we somehow relate this to the marginal distribution? </text:p>
      <text:p text:style-name="P1"/>
      <text:p text:style-name="P1">- Adding slight convex curvature to facets. Compare with both ball and facet reflec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1:01:51.989302706</meta:creation-date>
    <dc:date>2019-01-19T11:06:41.899506074</dc:date>
    <meta:editing-duration>PT4M4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18" meta:character-count="782" meta:non-whitespace-character-count="642"/>
  </office:meta>
</office:document-meta>
</file>